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67.89mm"/>
    </style:style>
    <style:style style:name="co4" style:family="table-column">
      <style:table-column-properties fo:break-before="auto" style:column-width="30.3mm"/>
    </style:style>
    <style:style style:name="co5" style:family="table-column">
      <style:table-column-properties fo:break-before="auto" style:column-width="27.59mm"/>
    </style:style>
    <style:style style:name="co6" style:family="table-column">
      <style:table-column-properties fo:break-before="auto" style:column-width="37.11mm"/>
    </style:style>
    <style:style style:name="co7" style:family="table-column">
      <style:table-column-properties fo:break-before="auto" style:column-width="19.42mm"/>
    </style:style>
    <style:style style:name="co8" style:family="table-column">
      <style:table-column-properties fo:break-before="auto" style:column-width="13.97mm"/>
    </style:style>
    <style:style style:name="co9" style:family="table-column">
      <style:table-column-properties fo:break-before="auto" style:column-width="16.97mm"/>
    </style:style>
    <style:style style:name="co10" style:family="table-column">
      <style:table-column-properties fo:break-before="auto" style:column-width="15.33mm"/>
    </style:style>
    <style:style style:name="co11" style:family="table-column">
      <style:table-column-properties fo:break-before="auto" style:column-width="18.33mm"/>
    </style:style>
    <style:style style:name="co12" style:family="table-column">
      <style:table-column-properties fo:break-before="auto" style:column-width="10.71mm"/>
    </style:style>
    <style:style style:name="co13" style:family="table-column">
      <style:table-column-properties fo:break-before="auto" style:column-width="11.78mm"/>
    </style:style>
    <style:style style:name="co14" style:family="table-column">
      <style:table-column-properties fo:break-before="auto" style:column-width="10.97mm"/>
    </style:style>
    <style:style style:name="co15" style:family="table-column">
      <style:table-column-properties fo:break-before="auto" style:column-width="18.04mm"/>
    </style:style>
    <style:style style:name="co16" style:family="table-column">
      <style:table-column-properties fo:break-before="auto" style:column-width="17.78mm"/>
    </style:style>
    <style:style style:name="co17" style:family="table-column">
      <style:table-column-properties fo:break-before="auto" style:column-width="14.52mm"/>
    </style:style>
    <style:style style:name="co18" style:family="table-column">
      <style:table-column-properties fo:break-before="auto" style:column-width="25.14mm"/>
    </style:style>
    <style:style style:name="co19" style:family="table-column">
      <style:table-column-properties fo:break-before="auto" style:column-width="21.87mm"/>
    </style:style>
    <style:style style:name="co20" style:family="table-column">
      <style:table-column-properties fo:break-before="auto" style:column-width="35.21mm"/>
    </style:style>
    <style:style style:name="co21" style:family="table-column">
      <style:table-column-properties fo:break-before="auto" style:column-width="15.06mm"/>
    </style:style>
    <style:style style:name="co22" style:family="table-column">
      <style:table-column-properties fo:break-before="auto" style:column-width="19.69mm"/>
    </style:style>
    <style:style style:name="co23" style:family="table-column">
      <style:table-column-properties fo:break-before="auto" style:column-width="23.23mm"/>
    </style:style>
    <style:style style:name="co24" style:family="table-column">
      <style:table-column-properties fo:break-before="auto" style:column-width="67.61mm"/>
    </style:style>
    <style:style style:name="co25" style:family="table-column">
      <style:table-column-properties fo:break-before="auto" style:column-width="30.04mm"/>
    </style:style>
    <style:style style:name="co26" style:family="table-column">
      <style:table-column-properties fo:break-before="auto" style:column-width="17.23mm"/>
    </style:style>
    <style:style style:name="co27" style:family="table-column">
      <style:table-column-properties fo:break-before="auto" style:column-width="18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ro3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 style:data-style-name="N50"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9" style:family="table-cell" style:parent-style-name="Default" style:data-style-name="N50">
      <style:text-properties fo:font-weight="bold" style:font-weight-asian="bold" style:font-weight-complex="bold"/>
    </style:style>
  </office:automatic-styles>
  <office:body>
    <office:spreadsheet>
      <table:table table:name="CheckTest1_KO" table:style-name="ta1">
        <table:table-column table:style-name="co2" table:default-cell-style-name="Default"/>
        <table:table-column table:style-name="co24" table:default-cell-style-name="Default"/>
        <table:table-column table:style-name="co2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6" table:default-cell-style-name="Default"/>
        <table:table-column table:style-name="co10" table:default-cell-style-name="Default"/>
        <table:table-column table:style-name="co2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iken Jah Fakol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up de gueul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CheckTest2_OK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iken Jah Fakol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up de gueul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CheckTest3_DbOk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iken Jah Fakol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up de gueul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1_KO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7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7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7" office:value-type="float" office:value="54" calcext:value-type="float">
            <text:p>5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2_DB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7" office:value-type="float" office:value="54" calcext:value-type="float">
            <text:p>5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3_JaMuz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7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7"/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7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7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7" office:value-type="float" office:value="54" calcext:value-type="float">
            <text:p>5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4_1stMerge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/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7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7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7" office:value-type="float" office:value="54" calcext:value-type="float">
            <text:p>5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5_1" table:style-name="ta1">
        <table:table-column table:style-name="co1" table:number-columns-repeated="19" table:default-cell-style-name="Default"/>
        <table:table-column table:style-name="co20" table:number-columns-repeated="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7" office:value-type="float" office:value="54" calcext:value-type="float">
            <text:p>5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5_2" table:style-name="ta1">
        <table:table-column table:style-name="co1" table:number-columns-repeated="2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7" office:value-type="float" office:value="54" calcext:value-type="float">
            <text:p>5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5_3" table:style-name="ta1">
        <table:table-column table:style-name="co1" table:number-columns-repeated="2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7" office:value-type="float" office:value="54" calcext:value-type="float">
            <text:p>5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5_4" table:style-name="ta1">
        <table:table-column table:style-name="co1" table:number-columns-repeated="2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7" office:value-type="float" office:value="54" calcext:value-type="float">
            <text:p>5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5_5" table:style-name="ta1">
        <table:table-column table:style-name="co1" table:number-columns-repeated="20" table:default-cell-style-name="Default"/>
        <table:table-column table:style-name="co20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/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7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7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7" office:value-type="float" office:value="54" calcext:value-type="float">
            <text:p>5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5_JaMuz" table:style-name="ta1">
        <table:table-column table:style-name="co1" table:number-columns-repeated="2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7" office:value-type="float" office:value="54" calcext:value-type="float">
            <text:p>5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6_New" table:style-name="ta1">
        <table:table-column table:style-name="co1" table:number-columns-repeated="20" table:default-cell-style-name="Default"/>
        <table:table-column table:style-name="co20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/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7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7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7" office:value-type="float" office:value="54" calcext:value-type="float">
            <text:p>5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7_KO" table:style-name="ta1">
        <table:table-column table:style-name="co1" table:number-columns-repeated="19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7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7"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iken Jah Fakoly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up de gueul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7" office:value-type="float" office:value="54" calcext:value-type="float">
            <text:p>5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8_OK" table:style-name="ta1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7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7"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iken Jah Fakoly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up de gueul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7" office:value-type="float" office:value="54" calcext:value-type="float">
            <text:p>5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9_DbOk" table:style-name="ta1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iken Jah Fakoly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up de gueul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7" office:value-type="float" office:value="54" calcext:value-type="float">
            <text:p>5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JaMuz" table:style-name="ta1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iken Jah Fakoly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up de gueul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7" office:value-type="float" office:value="54" calcext:value-type="float">
            <text:p>5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5" table:style-name="ta1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iken Jah Fakoly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up de gueul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7" office:value-type="float" office:value="54" calcext:value-type="float">
            <text:p>5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New" table:style-name="ta1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iken Jah Fakoly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up de gueul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7" office:value-type="float" office:value="54" calcext:value-type="float">
            <text:p>5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1_Sync" table:style-name="ta1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iken Jah Fakoly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up de gueul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7" office:value-type="float" office:value="54" calcext:value-type="float">
            <text:p>5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1_Sync2" table:style-name="ta1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7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iken Jah Fakoly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up de gueul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7" office:value-type="float" office:value="54" calcext:value-type="float">
            <text:p>5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usicBrainz_REFERENCE_DO_NOT_MODIFY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iken Jah Fakol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up de gueul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 style:data-style-name="N2" text:time-value="00:13:17.2061446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date>2018-11-04T00:14:28.466168039</dc:date>
    <dc:creator>Raphael </dc:creator>
    <meta:editing-duration>PT2H55M13S</meta:editing-duration>
    <meta:editing-cycles>27</meta:editing-cycles>
    <meta:document-statistic meta:table-count="23" meta:cell-count="8043" meta:object-count="0"/>
  </office:meta>
</office:document-meta>
</file>